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080000000816C7FF3AE36F37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horndale" svg:font-family="Thorndale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 fo:line-height="100%"/>
      <style:text-properties officeooo:rsid="000cddd7" officeooo:paragraph-rsid="000cddd7"/>
    </style:style>
    <style:style style:name="P2" style:family="paragraph" style:parent-style-name="Quotations">
      <style:paragraph-properties fo:margin-left="0cm" fo:margin-right="1cm" fo:text-indent="0cm" style:auto-text-indent="false"/>
    </style:style>
    <style:style style:name="P3" style:family="paragraph" style:parent-style-name="Quotations">
      <style:paragraph-properties fo:text-align="start" style:justify-single-word="false" style:writing-mode="lr-tb"/>
      <style:text-properties officeooo:rsid="006b4b73" officeooo:paragraph-rsid="006b4b73"/>
    </style:style>
    <style:style style:name="P4" style:family="paragraph" style:parent-style-name="Text_20_body">
      <style:text-properties officeooo:rsid="00805d8a"/>
    </style:style>
    <style:style style:name="P5" style:family="paragraph" style:parent-style-name="Text_20_body">
      <style:text-properties style:text-underline-style="solid" style:text-underline-width="auto" style:text-underline-color="font-color" officeooo:paragraph-rsid="00805d8a"/>
    </style:style>
    <style:style style:name="P6" style:family="paragraph" style:parent-style-name="Standard">
      <style:text-properties officeooo:paragraph-rsid="007eff9b"/>
    </style:style>
    <style:style style:name="P7" style:family="paragraph" style:parent-style-name="Text_20_body" style:master-page-name="">
      <loext:graphic-properties draw:fill="none"/>
      <style:paragraph-properties fo:margin-left="0.199cm" fo:margin-right="0cm" fo:margin-top="0cm" fo:margin-bottom="0.247cm" loext:contextual-spacing="false" fo:line-height="115%" fo:text-indent="0.4cm" style:auto-text-indent="false" style:page-number="auto" fo:background-color="transparent"/>
      <style:text-properties officeooo:paragraph-rsid="007a1707"/>
    </style:style>
    <style:style style:name="P8" style:family="paragraph" style:parent-style-name="Text_20_body" style:master-page-name="">
      <loext:graphic-properties draw:fill="none"/>
      <style:paragraph-properties fo:margin-left="0.199cm" fo:margin-right="0cm" fo:margin-top="0cm" fo:margin-bottom="0.247cm" loext:contextual-spacing="false" fo:line-height="115%" fo:text-indent="0.4cm" style:auto-text-indent="false" style:page-number="auto" fo:background-color="transparent"/>
      <style:text-properties officeooo:rsid="00899d90" officeooo:paragraph-rsid="00899d90"/>
    </style:style>
    <style:style style:name="P9" style:family="paragraph" style:parent-style-name="Text_20_body">
      <loext:graphic-properties draw:fill="none"/>
      <style:paragraph-properties fo:margin-left="0.199cm" fo:margin-right="0cm" fo:margin-top="0cm" fo:margin-bottom="0.247cm" loext:contextual-spacing="false" fo:line-height="115%" fo:text-indent="0.4cm" style:auto-text-indent="false" fo:background-color="transparent"/>
      <style:text-properties officeooo:paragraph-rsid="007a1707"/>
    </style:style>
    <style:style style:name="P10" style:family="paragraph" style:parent-style-name="Text_20_body">
      <loext:graphic-properties draw:fill="none"/>
      <style:paragraph-properties fo:margin-left="0.199cm" fo:margin-right="0cm" fo:margin-top="0cm" fo:margin-bottom="0.247cm" loext:contextual-spacing="false" fo:line-height="115%" fo:text-indent="0.4cm" style:auto-text-indent="false" fo:background-color="transparent"/>
      <style:text-properties officeooo:rsid="008b5707" officeooo:paragraph-rsid="008b5707"/>
    </style:style>
    <style:style style:name="P11" style:family="paragraph" style:parent-style-name="Text_20_body" style:list-style-name="L1">
      <loext:graphic-properties draw:fill="none"/>
      <style:paragraph-properties fo:margin-top="0cm" fo:margin-bottom="0.247cm" loext:contextual-spacing="false" fo:line-height="115%" fo:background-color="transparent"/>
      <style:text-properties officeooo:rsid="0089c185" officeooo:paragraph-rsid="0089c185"/>
    </style:style>
    <style:style style:name="P12" style:family="paragraph" style:parent-style-name="Text_20_body">
      <loext:graphic-properties draw:fill="none"/>
      <style:paragraph-properties fo:margin-left="0.199cm" fo:margin-right="0cm" fo:margin-top="0cm" fo:margin-bottom="0.247cm" loext:contextual-spacing="false" fo:line-height="115%" fo:text-indent="0.4cm" style:auto-text-indent="false" fo:background-color="transparent"/>
      <style:text-properties officeooo:rsid="008d3838" officeooo:paragraph-rsid="008d3838"/>
    </style:style>
    <style:style style:name="P13" style:family="paragraph" style:parent-style-name="Text_20_body">
      <loext:graphic-properties draw:fill="none"/>
      <style:paragraph-properties fo:margin-left="0.199cm" fo:margin-right="0cm" fo:margin-top="0cm" fo:margin-bottom="0.247cm" loext:contextual-spacing="false" fo:line-height="115%" fo:text-indent="0.4cm" style:auto-text-indent="false" fo:background-color="transparent"/>
      <style:text-properties officeooo:rsid="008ebb32" officeooo:paragraph-rsid="008ebb32"/>
    </style:style>
    <style:style style:name="P14" style:family="paragraph" style:parent-style-name="Heading_20_1" style:list-style-name=""/>
    <style:style style:name="P15" style:family="paragraph" style:parent-style-name="Heading_20_1">
      <style:text-properties officeooo:rsid="00899d90" officeooo:paragraph-rsid="00899d90"/>
    </style:style>
    <style:style style:name="P16" style:family="paragraph" style:parent-style-name="Heading_20_1" style:list-style-name="">
      <style:text-properties officeooo:rsid="00899d90" officeooo:paragraph-rsid="00899d90"/>
    </style:style>
    <style:style style:name="P17" style:family="paragraph" style:parent-style-name="Heading_20_1">
      <style:paragraph-properties fo:break-before="page"/>
      <style:text-properties officeooo:rsid="00899d90" officeooo:paragraph-rsid="00899d90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</style:style>
    <style:style style:name="P2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officeooo:rsid="007a1707"/>
    </style:style>
    <style:style style:name="T2" style:family="text">
      <style:text-properties officeooo:rsid="0089c185"/>
    </style:style>
    <style:style style:name="T3" style:family="text">
      <style:text-properties officeooo:rsid="0089f83d"/>
    </style:style>
    <style:style style:name="T4" style:family="text">
      <style:text-properties officeooo:rsid="008b5707"/>
    </style:style>
    <style:style style:name="T5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8.458cm" fo:min-width="17.14cm" fo:padding-top="0.131cm" fo:padding-bottom="0.131cm" fo:padding-left="0.25cm" fo:padding-right="0.25cm" fo:wrap-option="wrap" draw:shadow="visible" draw:shadow-offset-x="0.3cm" draw:shadow-offset-y="0.3cm" draw:shadow-color="#808080" draw:shadow-opacity="100%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Quotations"><draw:custom-shape text:anchor-type="paragraph" draw:z-index="0" draw:style-name="gr1" draw:text-style-name="P21" svg:width="17.64cm" svg:height="8.718cm" svg:x="-0.522cm" svg:y="0.129cm"><text:p text:style-name="P20"><text:span text:style-name="T5">Proyecto</text:span></text:p><text:p text:style-name="P20"><text:span text:style-name="T5">Angular</text:span></text:p>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P3">Autor : Manuel Melero Benítez.</text:p>
      <text:p text:style-name="P3">Modulo: <text:span text:style-name="T1">Desarrollo web en entorno cliente.</text:span></text:p>
      <text:p text:style-name="P3">Curso: 2019 – 2020.</text:p>
      <text:p text:style-name="P3">Instituto: I.E.S. Jacarandá.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9">Índice</text:p>
          </text:index-title>
          <text:p text:style-name="P18"><text:a xlink:type="simple" xlink:href="#__RefHeading___Toc65_1444904546" text:style-name="Index_20_Link" text:visited-style-name="Index_20_Link">Definición<text:tab/>3</text:a></text:p>
          <text:p text:style-name="P18"><text:a xlink:type="simple" xlink:href="#__RefHeading___Toc159_2334354645" text:style-name="Index_20_Link" text:visited-style-name="Index_20_Link">Funcionalidad.<text:tab/>3</text:a></text:p>
          <text:p text:style-name="P18"><text:a xlink:type="simple" xlink:href="#__RefHeading___Toc125_2334354645" text:style-name="Index_20_Link" text:visited-style-name="Index_20_Link">Tecnologías utilizadas.<text:tab/>3</text:a></text:p>
          <text:p text:style-name="P18"><text:a xlink:type="simple" xlink:href="#__RefHeading___Toc69_1444904546" text:style-name="Index_20_Link" text:visited-style-name="Index_20_Link">Donde se utiliza cada requisito.<text:tab/>4</text:a></text:p>
        </text:index-body>
      </text:table-of-content>
      <text:p text:style-name="P2"/>
      <text:p text:style-name="P1"/>
      <text:p text:style-name="P1"/>
      <text:h text:style-name="P14" text:outline-level="1"/>
      <text:h text:style-name="P17" text:outline-level="1"><text:bookmark-start text:name="__RefHeading___Toc65_1444904546"/>Definición<text:bookmark-end text:name="__RefHeading___Toc65_1444904546"/></text:h>
      <text:p text:style-name="P4"/>
      <text:p text:style-name="P8">El proyecto va ha tratar de una web para un local de vente de comida, en la que puedes recogerlo en la tienda o que te lo lleven a casa. Puedes pedir que se le añada más cantidad de algo a la comida.</text:p>
      <text:p text:style-name="P10">Si no estas registrado solo puedes ver la pagina principal y la de producto pero no se va a poder realizar pedidos. Los usuarios registrado tendrán acceso a toda la pagina.</text:p>
      <text:p text:style-name="P12">Tendrá una zona para editar los datos del usuario logueada, en el cuela tendrá un botón de confirmación de cambios.</text:p>
      <text:p text:style-name="P13">Cuando accedemos ha cada producto nos da una descripción, precio, añadir al carrito y si quieres añadirle algo más.</text:p>
      <text:p text:style-name="P13">A la hora de hacer el pago, nos dejara añadir un comentario para si queremos quitar algo o eres alérgico a algo de la comida.</text:p>
      <text:h text:style-name="P15" text:outline-level="1"><text:bookmark-start text:name="__RefHeading___Toc159_2334354645"/>Funcionalidad.<text:bookmark-end text:name="__RefHeading___Toc159_2334354645"/></text:h>
      <text:p text:style-name="P7"/>
      <text:list xml:id="list2186952419" text:style-name="L1">
        <text:list-item>
          <text:p text:style-name="P11">Lista de producto.</text:p>
        </text:list-item>
        <text:list-item>
          <text:p text:style-name="P11">Carrito de la compra.</text:p>
        </text:list-item>
        <text:list-item>
          <text:p text:style-name="P11">Zona para editar el perfil del usuario.</text:p>
        </text:list-item>
        <text:list-item>
          <text:p text:style-name="P11">Registro.</text:p>
        </text:list-item>
        <text:list-item>
          <text:p text:style-name="P11">Zona para <text:span text:style-name="T4">loguearse.</text:span></text:p>
        </text:list-item>
      </text:list>
      <text:h text:style-name="P15" text:outline-level="1"><text:bookmark-start text:name="__RefHeading___Toc125_2334354645"/>Tecnologías utilizadas.<text:bookmark-end text:name="__RefHeading___Toc125_2334354645"/></text:h>
      <text:p text:style-name="P5"/>
      <text:p text:style-name="P7">- <text:span text:style-name="T2">Angular.</text:span></text:p>
      <text:p text:style-name="P9">- <text:span text:style-name="T2">Angular material o bootstrap.</text:span></text:p>
      <text:p text:style-name="P9">- <text:span text:style-name="T2">Firebase Authentication.</text:span></text:p>
      <text:p text:style-name="P9">- <text:span text:style-name="T2">Firebase Database.</text:span></text:p>
      <text:p text:style-name="P9">- <text:span text:style-name="T2">Firebase Storage.</text:span></text:p>
      <text:p text:style-name="P9"/>
      <text:h text:style-name="P16" text:outline-level="1"/>
      <text:h text:style-name="P17" text:outline-level="1"><text:bookmark-start text:name="__RefHeading___Toc69_1444904546"/>Donde se utiliza cada requisito.<text:bookmark-end text:name="__RefHeading___Toc69_1444904546"/></text:h>
      <text:p text:style-name="Text_20_body"/>
      <text:p text:style-name="P6">- <text:span text:style-name="T2">Modulo lazy loading para Login y Registro.</text:span></text:p>
      <text:p text:style-name="P6">- <text:span text:style-name="T2">Formulario “Template-driven” para Login y Registro.</text:span></text:p>
      <text:p text:style-name="P6">- <text:span text:style-name="T2">Formulario “Reactive from” para la zona de editar perfil.</text:span></text:p>
      <text:p text:style-name="P6">- <text:span text:style-name="T3">Verificación de formulario en Login y Registro.</text:span></text:p>
      <text:p text:style-name="P6">- <text:span text:style-name="T2">Modal en la zona del carrito de la comp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horndale" svg:font-family="Thorndale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_39_0_20_Percent" draw:display-name="90 Percent" xlink:href="Pictures/10000000000000080000000816C7FF3AE36F37A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5d70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2b511a" draw:fill-hatch-name="Black_20_0_20_Degrees" draw:fill-image-name="_39_0_20_Percent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first>
        <text:p text:style-name="Footer"/>
      </style:footer-first>
      <style:footer-left>
        <text:p text:style-name="Footer">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2:58:35.535547378</meta:creation-date>
    <dc:date>2020-01-24T12:16:10.209675130</dc:date>
    <meta:editing-duration>PT5H42M13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4" meta:paragraph-count="35" meta:word-count="262" meta:character-count="1486" meta:non-whitespace-character-count="1263"/>
  </office:meta>
</office:document-meta>
</file>